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E0A6C77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24.195cm" style:page-number="0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3.362cm"/>
    </style:style>
    <style:style style:name="Table1.B" style:family="table-column">
      <style:table-column-properties style:column-width="3.805cm"/>
    </style:style>
    <style:style style:name="Table1.C" style:family="table-column">
      <style:table-column-properties style:column-width="6.228cm"/>
    </style:style>
    <style:style style:name="Table1.D" style:family="table-column">
      <style:table-column-properties style:column-width="5.98cm"/>
    </style:style>
    <style:style style:name="Table1.E" style:family="table-column">
      <style:table-column-properties style:column-width="4.82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e6e6e6" fo:padding-left="0.101cm" fo:padding-right="0.101cm" fo:padding-top="0.049cm" fo:padding-bottom="0.049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#e6e6e6" fo:padding-left="0.101cm" fo:padding-right="0.101cm" fo:padding-top="0.049cm" fo:padding-bottom="0.049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transparent" fo:padding-left="0.101cm" fo:padding-right="0.101cm" fo:padding-top="0.049cm" fo:padding-bottom="0.049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D2" style:family="table-cell" style:data-style-name="N79">
      <style:table-cell-properties style:vertical-align="top" fo:background-color="transparent" fo:padding-left="0.101cm" fo:padding-right="0.101cm" fo:padding-top="0.049cm" fo:padding-bottom="0.049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E2" style:family="table-cell">
      <style:table-cell-properties style:vertical-align="top" fo:background-color="transparent" fo:padding-left="0.101cm" fo:padding-right="0.101cm" fo:padding-top="0.049cm" fo:padding-bottom="0.049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1.C3" style:family="table-cell" style:data-style-name="N79">
      <style:table-cell-properties style:vertical-align="middle" fo:background-color="transparent" fo:padding-left="0.101cm" fo:padding-right="0.101cm" fo:padding-top="0.049cm" fo:padding-bottom="0.049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transparent" fo:padding-left="0.101cm" fo:padding-right="0.101cm" fo:padding-top="0.049cm" fo:padding-bottom="0.049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1.E4" style:family="table-cell" style:data-style-name="N79">
      <style:table-cell-properties style:vertical-align="top" fo:background-color="transparent" fo:padding-left="0.101cm" fo:padding-right="0.101cm" fo:padding-top="0.049cm" fo:padding-bottom="0.049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1.11" style:family="table-row">
      <style:table-row-properties fo:background-color="transparent" style:keep-together="true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199cm" fo:margin-right="0cm" fo:text-align="center" style:justify-single-word="false" fo:text-indent="0cm" style:auto-text-indent="false"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3pt" fo:language="en" fo:country="US" fo:font-weight="bold" style:letter-kerning="true" style:font-name-asian="Lucida Sans Unicode1" style:font-size-asian="13pt" style:language-asian="zxx" style:country-asian="none" style:font-weight-asian="bold" style:font-name-complex="Tahoma2" style:font-size-complex="13pt" style:language-complex="zxx" style:country-complex="none" style:font-weight-complex="bold" fo:hyphenate="false" fo:hyphenation-remain-char-count="2" fo:hyphenation-push-char-count="2"/>
    </style:style>
    <style:style style:name="P7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normal" style:letter-kerning="true" style:font-name-asian="Lucida Sans Unicode1" style:font-size-asian="10pt" style:language-asian="zxx" style:country-asian="none" style:font-style-asian="italic" style:font-weight-asian="normal" style:font-name-complex="Tahoma2" style:font-size-complex="10pt" style:language-complex="zxx" style:country-complex="none" style:font-style-complex="italic" style:font-weight-complex="normal" fo:hyphenate="false" fo:hyphenation-remain-char-count="2" fo:hyphenation-push-char-count="2"/>
    </style:style>
    <style:style style:name="P8" style:family="paragraph" style:parent-style-name="Table_20_Contents">
      <style:paragraph-properties fo:margin-left="0.199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normal" style:letter-kerning="true" style:font-name-asian="Lucida Sans Unicode1" style:font-size-asian="10pt" style:language-asian="zxx" style:country-asian="none" style:font-style-asian="italic" style:font-weight-asian="normal" style:font-name-complex="Tahoma2" style:font-size-complex="10pt" style:language-complex="zxx" style:country-complex="none" style:font-style-complex="italic" style:font-weight-complex="normal" fo:hyphenate="false" fo:hyphenation-remain-char-count="2" fo:hyphenation-push-char-count="2"/>
    </style:style>
    <style:style style:name="P9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bold" style:letter-kerning="true" style:font-name-asian="Lucida Sans Unicode1" style:font-size-asian="10pt" style:language-asian="zxx" style:country-asian="none" style:font-style-asian="italic" style:font-weight-asian="bold" style:font-name-complex="Tahoma2" style:font-size-complex="10pt" style:language-complex="zxx" style:country-complex="none" style:font-style-complex="italic" style:font-weight-complex="bold" fo:hyphenate="false" fo:hyphenation-remain-char-count="2" fo:hyphenation-push-char-count="2"/>
    </style:style>
    <style:style style:name="P10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normal" fo:font-weight="normal" style:letter-kerning="true" style:font-name-asian="Lucida Sans Unicode1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fo:hyphenate="false" fo:hyphenation-remain-char-count="2" fo:hyphenation-push-char-count="2"/>
    </style:style>
    <style:style style:name="P11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weight="bold" style:letter-kerning="true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 fo:hyphenate="false" fo:hyphenation-remain-char-count="2" fo:hyphenation-push-char-count="2"/>
    </style:style>
    <style:style style:name="P12" style:family="paragraph" style:parent-style-name="Table_20_Contents">
      <style:paragraph-properties fo:margin-left="0.199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weight="bold" style:letter-kerning="true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 fo:hyphenate="false" fo:hyphenation-remain-char-count="2" fo:hyphenation-push-char-count="2"/>
    </style:style>
    <style:style style:name="P13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italic" fo:font-weight="bold" style:letter-kerning="true" style:font-name-asian="Lucida Sans Unicode1" style:font-size-asian="12pt" style:language-asian="zxx" style:country-asian="none" style:font-style-asian="italic" style:font-weight-asian="bold" style:font-name-complex="Tahoma2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14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italic" fo:font-weight="normal" style:letter-kerning="true" style:font-name-asian="Lucida Sans Unicode1" style:font-size-asian="12pt" style:language-asian="zxx" style:country-asian="none" style:font-style-asian="italic" style:font-weight-asian="normal" style:font-name-complex="Tahoma2" style:font-size-complex="12pt" style:language-complex="zxx" style:country-complex="none" style:font-style-complex="italic" style:font-weight-complex="normal" fo:hyphenate="false" fo:hyphenation-remain-char-count="2" fo:hyphenation-push-char-count="2"/>
    </style:style>
    <style:style style:name="P15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normal" fo:font-weight="bold" style:letter-kerning="true" style:font-name-asian="Lucida Sans Unicode1" style:font-size-asian="12pt" style:language-asian="zxx" style:country-asian="none" style:font-style-asian="normal" style:font-weight-asian="bold" style:font-name-complex="Tahoma2" style:font-size-complex="12pt" style:language-complex="zxx" style:country-complex="none" style:font-style-complex="normal" style:font-weight-complex="bold" fo:hyphenate="false" fo:hyphenation-remain-char-count="2" fo:hyphenation-push-char-count="2"/>
    </style:style>
    <style:style style:name="P16" style:family="paragraph" style:parent-style-name="Table_20_Contents">
      <style:paragraph-properties fo:margin-left="0.199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normal" fo:font-weight="bold" style:letter-kerning="true" style:font-name-asian="Lucida Sans Unicode1" style:font-size-asian="12pt" style:language-asian="zxx" style:country-asian="none" style:font-style-asian="normal" style:font-weight-asian="bold" style:font-name-complex="Tahoma2" style:font-size-complex="12pt" style:language-complex="zxx" style:country-complex="none" style:font-style-complex="normal" style:font-weight-complex="bold" fo:hyphenate="false" fo:hyphenation-remain-char-count="2" fo:hyphenation-push-char-count="2"/>
    </style:style>
    <style:style style:name="P17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able_20_Contents">
      <style:paragraph-properties fo:margin-left="0.199cm" fo:margin-right="0cm" fo:text-align="center" style:justify-single-word="false" fo:text-indent="0cm" style:auto-text-indent="false" style:snap-to-layout-grid="false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margin-left="0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normal" style:letter-kerning="true" style:font-name-asian="Lucida Sans Unicode1" style:font-size-asian="10pt" style:language-asian="zxx" style:country-asian="none" style:font-style-asian="italic" style:font-weight-asian="normal" style:font-name-complex="Tahoma2" style:font-size-complex="10pt" style:language-complex="zxx" style:country-complex="none" style:font-style-complex="italic" style:font-weight-complex="normal" fo:hyphenate="false" fo:hyphenation-remain-char-count="2" fo:hyphenation-push-char-count="2"/>
    </style:style>
    <style:style style:name="P25" style:family="paragraph" style:parent-style-name="Table_20_Contents">
      <style:paragraph-properties fo:margin-left="0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normal" style:letter-kerning="true" style:font-name-asian="Lucida Sans Unicode1" style:font-size-asian="10pt" style:language-asian="zxx" style:country-asian="none" style:font-style-asian="italic" style:font-weight-asian="normal" style:font-name-complex="Tahoma2" style:font-size-complex="10pt" style:language-complex="zxx" style:country-complex="none" style:font-style-complex="italic" style:font-weight-complex="normal" fo:hyphenate="false" fo:hyphenation-remain-char-count="2" fo:hyphenation-push-char-count="2"/>
    </style:style>
    <style:style style:name="P26" style:family="paragraph" style:parent-style-name="Table_20_Contents">
      <style:paragraph-properties fo:text-align="center" style:justify-single-word="false" style:snap-to-layout-grid="false"/>
      <style:text-properties fo:font-size="13pt" fo:font-weight="bold" style:font-size-asian="13pt" style:font-weight-asian="bold" style:font-size-complex="13pt" style:font-weight-complex="bold"/>
    </style:style>
    <style:style style:name="P27" style:family="paragraph" style:parent-style-name="Tabl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Table_20_Contents">
      <style:paragraph-properties fo:margin-left="0.199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normal" fo:font-weight="bold" style:letter-kerning="true" style:font-name-asian="Lucida Sans Unicode1" style:font-size-asian="12pt" style:language-asian="zxx" style:country-asian="none" style:font-style-asian="normal" style:font-weight-asian="bold" style:font-name-complex="Tahoma2" style:font-size-complex="12pt" style:language-complex="zxx" style:country-complex="none" style:font-style-complex="normal" style:font-weight-complex="bold" fo:hyphenate="false" fo:hyphenation-remain-char-count="2" fo:hyphenation-push-char-count="2"/>
    </style:style>
    <style:style style:name="P31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normal" fo:font-weight="bold" style:letter-kerning="true" style:font-name-asian="Lucida Sans Unicode1" style:font-size-asian="12pt" style:language-asian="zxx" style:country-asian="none" style:font-style-asian="normal" style:font-weight-asian="bold" style:font-name-complex="Tahoma2" style:font-size-complex="12pt" style:language-complex="zxx" style:country-complex="none" style:font-style-complex="normal" style:font-weight-complex="bold" fo:hyphenate="false" fo:hyphenation-remain-char-count="2" fo:hyphenation-push-char-count="2"/>
    </style:style>
    <style:style style:name="P32" style:family="paragraph" style:parent-style-name="Table_20_Contents">
      <style:paragraph-properties fo:margin-left="0.199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weight="bold" style:letter-kerning="true" style:font-name-asian="Lucida Sans Unicode1" style:font-size-asian="12pt" style:language-asian="zxx" style:country-asian="none" style:font-weight-asian="bold" style:font-name-complex="Tahoma2" style:font-size-complex="12pt" style:language-complex="zxx" style:country-complex="none" style:font-weight-complex="bold" fo:hyphenate="false" fo:hyphenation-remain-char-count="2" fo:hyphenation-push-char-count="2"/>
    </style:style>
    <style:style style:name="P33" style:family="paragraph" style:parent-style-name="Table_20_Contents">
      <style:paragraph-properties fo:margin-left="0.199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2pt" fo:language="en" fo:country="US" fo:font-style="italic" fo:font-weight="bold" style:letter-kerning="true" style:font-name-asian="Lucida Sans Unicode1" style:font-size-asian="12pt" style:language-asian="zxx" style:country-asian="none" style:font-style-asian="italic" style:font-weight-asian="bold" style:font-name-complex="Tahoma2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34" style:family="paragraph" style:parent-style-name="Table_20_Contents">
      <style:paragraph-properties fo:margin-left="0.199cm" fo:margin-right="0cm" fo:text-align="end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normal" style:letter-kerning="true" style:font-name-asian="Lucida Sans Unicode1" style:font-size-asian="10pt" style:language-asian="zxx" style:country-asian="none" style:font-style-asian="italic" style:font-weight-asian="normal" style:font-name-complex="Tahoma2" style:font-size-complex="10pt" style:language-complex="zxx" style:country-complex="none" style:font-style-complex="italic" style:font-weight-complex="normal" fo:hyphenate="false" fo:hyphenation-remain-char-count="2" fo:hyphenation-push-char-count="2"/>
    </style:style>
    <style:style style:name="P35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margin-left="0.199cm" fo:margin-right="0cm" fo:text-align="end" style:justify-single-word="false" fo:text-indent="0cm" style:auto-text-indent="false" style:snap-to-layout-gri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Table_20_Contents">
      <style:paragraph-properties fo:margin-left="0cm" fo:margin-right="0cm" fo:text-align="center" style:justify-single-word="false" fo:orphans="0" fo:widows="0" fo:hyphenation-ladder-count="no-limit" fo:text-indent="0cm" style:auto-text-indent="false" style:snap-to-layout-grid="false" style:writing-mode="lr-tb"/>
      <style:text-properties style:use-window-font-color="true" style:font-name="Times New Roman" fo:font-size="10pt" fo:language="en" fo:country="US" fo:font-style="italic" fo:font-weight="normal" style:letter-kerning="true" style:font-name-asian="Lucida Sans Unicode1" style:font-size-asian="10pt" style:language-asian="zxx" style:country-asian="none" style:font-style-asian="italic" style:font-weight-asian="normal" style:font-name-complex="Tahoma2" style:font-size-complex="10pt" style:language-complex="zxx" style:country-complex="none" style:font-style-complex="italic" style:font-weight-complex="normal" fo:hyphenate="false" fo:hyphenation-remain-char-count="2" fo:hyphenation-push-char-count="2"/>
    </style:style>
    <style:style style:name="T1" style:family="text">
      <style:text-properties style:use-window-font-color="true" style:font-name="TimesNewRomanPSMT" fo:font-size="10pt" fo:language="zxx" fo:country="none" fo:font-style="normal" style:text-underline-style="none" style:letter-kerning="true" style:font-name-asian="TimesNewRomanPSMT" style:font-size-asian="10pt" style:font-style-asian="normal" style:font-name-complex="TimesNewRomanPSMT" style:font-size-complex="10pt" style:font-style-complex="normal"/>
    </style:style>
    <style:style style:name="T2" style:family="text">
      <style:text-properties style:use-window-font-color="true" style:font-name="TimesNewRomanPSMT" fo:font-size="10pt" fo:language="zxx" fo:country="none" fo:font-style="normal" style:text-underline-style="none" fo:font-weight="bold" style:letter-kerning="true" style:font-name-asian="TimesNewRomanPSMT" style:font-size-asian="10pt" style:font-style-asian="normal" style:font-weight-asian="bold" style:font-name-complex="TimesNewRomanPSMT" style:font-size-complex="10pt" style:font-style-complex="normal" style:font-weight-complex="bold"/>
    </style:style>
    <style:style style:name="T3" style:family="text">
      <style:text-properties style:font-name="TimesNewRomanPSMT" fo:font-size="10pt" fo:language="zxx" fo:country="none" style:letter-kerning="true" style:font-name-asian="TimesNewRomanPSMT" style:font-size-asian="10pt" style:font-name-complex="TimesNewRomanPSMT" style:font-size-complex="10pt"/>
    </style:style>
    <style:style style:name="T4" style:family="text">
      <style:text-properties style:font-name="TimesNewRomanPSMT" fo:font-size="10pt" fo:language="zxx" fo:country="none" fo:font-style="italic" style:letter-kerning="true" style:font-name-asian="TimesNewRomanPSMT" style:font-size-asian="10pt" style:font-style-asian="italic" style:font-name-complex="TimesNewRomanPSMT" style:font-size-complex="10pt" style:font-style-complex="italic"/>
    </style:style>
    <style:style style:name="T5" style:family="text">
      <style:text-properties style:font-name="TimesNewRomanPSMT" fo:font-size="10pt" fo:language="zxx" fo:country="none" fo:font-style="normal" style:letter-kerning="true" style:font-name-asian="TimesNewRomanPSMT" style:font-size-asian="10pt" style:font-style-asian="normal" style:font-name-complex="TimesNewRomanPSMT" style:font-size-complex="10pt" style:font-style-complex="normal"/>
    </style:style>
    <style:style style:name="T6" style:family="text">
      <style:text-properties fo:color="#00007f" style:font-name="TimesNewRomanPSMT" fo:font-size="10pt" fo:language="zxx" fo:country="none" fo:font-style="normal" style:text-underline-style="solid" style:text-underline-width="auto" style:text-underline-color="font-color" fo:font-weight="bold" style:letter-kerning="true" style:font-name-asian="TimesNewRomanPSMT" style:font-size-asian="10pt" style:font-style-asian="normal" style:font-weight-asian="bold" style:font-name-complex="TimesNewRomanPSMT" style:font-size-complex="10pt" style:font-style-complex="normal" style:font-weight-complex="bold"/>
    </style:style>
    <style:style style:name="T7" style:family="text">
      <style:text-properties fo:color="#00007f" style:font-name="TimesNewRomanPSMT" fo:font-size="10pt" fo:language="zxx" fo:country="none" fo:font-style="normal" style:text-underline-style="solid" style:text-underline-width="auto" style:text-underline-color="font-color" style:letter-kerning="true" style:font-name-asian="TimesNewRomanPSMT" style:font-size-asian="10pt" style:font-style-asian="normal" style:font-name-complex="TimesNewRomanPSMT" style:font-size-complex="10pt" style:font-style-complex="normal"/>
    </style:style>
    <style:style style:name="T8" style:family="text">
      <style:text-properties fo:font-size="10pt" style:font-size-asian="10pt" style:font-size-complex="10pt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EWSWEST – 2017 Submission Deadlines and Publishing Dat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27">Community Calendar Notices go to editor at:</text:p>
          </table:table-cell>
          <table:covered-table-cell/>
          <table:table-cell table:style-name="Table1.A1" office:value-type="string">
            <text:p text:style-name="P26">Article Submission Deadlines</text:p>
          </table:table-cell>
          <table:table-cell table:style-name="Table1.A1" office:value-type="string">
            <text:p text:style-name="P26">Publishing Dates</text:p>
          </table:table-cell>
          <table:table-cell table:style-name="Table1.E1" office:value-type="string">
            <text:p text:style-name="P28">Notes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4">Kitchissippi Times</text:p>
          </table:table-cell>
          <table:table-cell table:style-name="Table1.A2" office:value-type="string">
            <text:p text:style-name="P25"><text:s/>Kitchissippi Times only</text:p>
          </table:table-cell>
          <table:table-cell table:style-name="Table1.D2" office:value-type="date" office:date-value="2017-01-05">
            <text:p text:style-name="P17">Thursday, January 5, 2017</text:p>
          </table:table-cell>
          <table:table-cell table:style-name="Table1.E2" office:value-type="string">
            <text:p text:style-name="P22">Kitchisspii Times alone</text:p>
          </table:table-cell>
        </table:table-row>
        <table:table-row table:style-name="Table1.1">
          <table:table-cell table:style-name="Table1.A2" office:value-type="string">
            <text:p text:style-name="P11">Newswest</text:p>
          </table:table-cell>
          <table:table-cell table:style-name="Table1.A2" office:value-type="string">
            <text:p text:style-name="P11">“</text:p>
          </table:table-cell>
          <table:table-cell table:style-name="Table1.C3" office:value-type="date" office:date-value="2017-01-06">
            <text:p text:style-name="P12">Friday, January 6, 2017</text:p>
          </table:table-cell>
          <table:table-cell table:style-name="Table1.D2" office:value-type="date" office:date-value="2017-01-19">
            <text:p text:style-name="P23">Thursday, January 19, 2017</text:p>
          </table:table-cell>
          <table:table-cell table:style-name="Table1.E2" office:value-type="string">
            <text:p text:style-name="P5">Kitchissippi Times + Newswest </text:p>
          </table:table-cell>
        </table:table-row>
        <table:table-row table:style-name="Table1.1">
          <table:table-cell table:style-name="Table1.A4" office:value-type="string">
            <text:p text:style-name="P24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25"><text:s text:c="2"/>Kitchissippi Times only</text:p>
          </table:table-cell>
          <table:table-cell table:style-name="Table1.D2" office:value-type="date" office:date-value="2017-02-02">
            <text:p text:style-name="P17">Thursday, February 2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1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2-03">
            <text:p text:style-name="P12">Friday, February 3, 2017</text:p>
          </table:table-cell>
          <table:table-cell table:style-name="Table1.D2" office:value-type="date" office:date-value="2017-02-16">
            <text:p text:style-name="P19">Thursday, February 16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24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3-02">
            <text:p text:style-name="P17">Thursday, March 2, 2017</text:p>
          </table:table-cell>
          <table:table-cell table:style-name="Table1.E4">
            <text:p text:style-name="P18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4">“</text:p>
          </table:table-cell>
          <table:table-cell table:style-name="Table1.D2" office:value-type="date" office:date-value="2017-03-03">
            <text:p text:style-name="P16">Friday, March 3, 2017</text:p>
          </table:table-cell>
          <table:table-cell table:style-name="Table1.D2" office:value-type="date" office:date-value="2017-03-16">
            <text:p text:style-name="P20">Thursday, March 16, 2017</text:p>
          </table:table-cell>
          <table:table-cell table:style-name="Table1.E4">
            <text:p text:style-name="P21"/>
          </table:table-cell>
        </table:table-row>
        <table:table-row table:style-name="Table1.1"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3-30">
            <text:p text:style-name="P17">Thursday, March 30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1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3-31">
            <text:p text:style-name="P16">Friday, March 31, 2017</text:p>
          </table:table-cell>
          <table:table-cell table:style-name="Table1.D2" office:value-type="date" office:date-value="2017-04-13">
            <text:p text:style-name="P19">Thursday, April 13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4-27">
            <text:p text:style-name="P17">Thursday, April 27, 2017</text:p>
          </table:table-cell>
          <table:table-cell table:style-name="Table1.E4">
            <text:p text:style-name="P17"/>
          </table:table-cell>
        </table:table-row>
        <table:table-row table:style-name="Table1.1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4-28">
            <text:p text:style-name="P12">Friday, April 28, 2017</text:p>
          </table:table-cell>
          <table:table-cell table:style-name="Table1.D2" office:value-type="date" office:date-value="2017-05-11">
            <text:p text:style-name="P12">Thursday, May 11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5-12">
            <text:p text:style-name="P12">Friday, May 12, 2017</text:p>
          </table:table-cell>
          <table:table-cell table:style-name="Table1.D2" office:value-type="date" office:date-value="2017-05-25">
            <text:p text:style-name="P12">Thursday, May 25, 2017</text:p>
          </table:table-cell>
          <table:table-cell table:style-name="Table1.E4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6-08">
            <text:p text:style-name="P17">Thursday, June 8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6-09">
            <text:p text:style-name="P12">Friday, June 9, 2017</text:p>
          </table:table-cell>
          <table:table-cell table:style-name="Table1.D2" office:value-type="date" office:date-value="2017-06-22">
            <text:p text:style-name="P19">Thursday, June 22, 2017</text:p>
          </table:table-cell>
          <table:table-cell table:style-name="Table1.E4">
            <text:p text:style-name="P19"/>
          </table:table-cell>
        </table:table-row>
        <table:table-row table:style-name="Table1.11"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7-06">
            <text:p text:style-name="P17">Thursday, July 6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7-20">
            <text:p text:style-name="P17">Thursday, July 20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8-03">
            <text:p text:style-name="P17">Thursday, August 3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7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8-17">
            <text:p text:style-name="P17">Thursday, August 17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08-31">
            <text:p text:style-name="P17">Thursday, August 31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9-01">
            <text:p text:style-name="P12">Friday, September 1, 2017</text:p>
          </table:table-cell>
          <table:table-cell table:style-name="Table1.D2" office:value-type="date" office:date-value="2017-09-14">
            <text:p text:style-name="P19">Thursday, September 14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09-15">
            <text:p text:style-name="P12">Friday, September 15, 2017</text:p>
          </table:table-cell>
          <table:table-cell table:style-name="Table1.D2" office:value-type="date" office:date-value="2017-09-28">
            <text:p text:style-name="P19">Thursday, September 28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10-12">
            <text:p text:style-name="P17">Thursday, October 12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3">“</text:p>
          </table:table-cell>
          <table:table-cell table:style-name="Table1.D2" office:value-type="date" office:date-value="2017-10-13">
            <text:p text:style-name="P12">Friday, October 13, 2017</text:p>
          </table:table-cell>
          <table:table-cell table:style-name="Table1.D2" office:value-type="date" office:date-value="2017-10-26">
            <text:p text:style-name="P19">Thursday, October 26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11-09">
            <text:p text:style-name="P17">Thursday, November 9, 2017</text:p>
          </table:table-cell>
          <table:table-cell table:style-name="Table1.E4">
            <text:p text:style-name="P17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11">“</text:p>
          </table:table-cell>
          <table:table-cell table:style-name="Table1.D2" office:value-type="date" office:date-value="2017-11-10">
            <text:p text:style-name="P12">Friday, November 10, 2017</text:p>
          </table:table-cell>
          <table:table-cell table:style-name="Table1.D2" office:value-type="date" office:date-value="2017-11-23">
            <text:p text:style-name="P19">Thursday, November 23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5">Newswest</text:p>
          </table:table-cell>
          <table:table-cell table:style-name="Table1.A4" office:value-type="string">
            <text:p text:style-name="P6">“</text:p>
          </table:table-cell>
          <table:table-cell table:style-name="Table1.D2" office:value-type="date" office:date-value="2017-11-24">
            <text:p text:style-name="P12">Friday, November 24, 2017</text:p>
          </table:table-cell>
          <table:table-cell table:style-name="Table1.D2" office:value-type="date" office:date-value="2017-12-07">
            <text:p text:style-name="P19">Thursday, December 7, 2017</text:p>
          </table:table-cell>
          <table:table-cell table:style-name="Table1.E4">
            <text:p text:style-name="P19"/>
          </table:table-cell>
        </table:table-row>
        <table:table-row table:style-name="Table1.1">
          <table:table-cell table:style-name="Table1.A4" office:value-type="string">
            <text:p text:style-name="P15"/>
          </table:table-cell>
          <table:table-cell table:style-name="Table1.A4" office:value-type="string">
            <text:p text:style-name="P24">Kitchissippi Times</text:p>
          </table:table-cell>
          <table:table-cell table:style-name="Table1.A4" office:value-type="string">
            <text:p text:style-name="P8">Kitchissippi Times only</text:p>
          </table:table-cell>
          <table:table-cell table:style-name="Table1.D2" office:value-type="date" office:date-value="2017-12-21">
            <text:p text:style-name="P17">Thursday, December 21, 2017</text:p>
          </table:table-cell>
          <table:table-cell table:style-name="Table1.E4">
            <text:p text:style-name="P17"/>
          </table:table-cell>
        </table:table-row>
      </table:table>
      <text:p text:style-name="P2"/>
      <text:p text:style-name="P4"><text:span text:style-name="T3">The Community Calendar is published in all 25 issues of the</text:span><text:span text:style-name="T4"> Kitchissippi</text:span><text:span text:style-name="T5"> </text:span><text:span text:style-name="T4">Times/Newswest</text:span><text:span text:style-name="T5">. <text:s/>The Newswest editor at </text:span><text:span text:style-name="T6">editor@newswest.org</text:span><text:span text:style-name="T1"> helps edit it for the </text:span><text:a xlink:type="simple" xlink:href="http://newswest.org/easyread/archives/tag/calendar" office:name="Archives of printed calendars"><text:span text:style-name="T8">calendar in all 12 issues</text:span></text:a><text:span text:style-name="T1"> shown above in bold while the KT editor at </text:span><text:span text:style-name="T7">editor@kitchissippi.com</text:span><text:span text:style-name="T1"> is responsible for the rest (shown <text:s/>in italics).. </text:span><text:span text:style-name="T2">Web-extras </text:span><text:span text:style-name="T1">may be published at anytime..</text:span></text:p>
      <text:p text:style-name="P3"><text:span text:style-name="T8">Keep this list handy for your own reference (Or check the dates shown on our webpage at </text:span><text:a xlink:type="simple" xlink:href="http://www.newswest.org/"><text:span text:style-name="T8">http://www.newswest.org/</text:span></text:a><text:span text:style-name="T8"> ). (Our submissions policy can also be found </text:span><text:a xlink:type="simple" xlink:href="http://newswest.org/writers.html" office:name="Submissions policy"><text:span text:style-name="T8">on-line</text:span></text:a><text:span text:style-name="T8">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Lucida Sans Unicode1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7.94cm" fo:page-height="21.59cm" style:num-format="1" style:print-orientation="landscape" fo:margin-top="1.401cm" fo:margin-bottom="1.401cm" fo:margin-left="1.799cm" fo:margin-right="1.799cm" fo:background-color="transparent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 xlink:href="Pictures/1000020100000280000001E0A6C7768A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Newswest 2017 <text:s/>Submission Deadlines and Publishing Dates – DRAFT-ONLY<text:tab/> <text:s text:c="14"/>Rev <text:date style:data-style-name="N75" text:date-value="2016-12-08T21:04:31.06" text:fixed="true">Dec 8, 2016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3T06:31:57</meta:creation-date>
    <meta:editing-cycles>45</meta:editing-cycles>
    <meta:editing-duration>PT577H27M16S</meta:editing-duration>
    <dc:date>2012-10-02T12:33:04</dc:date>
    <meta:generator>OpenOffice.org/3.0$Win32 OpenOffice.org_project/300m15$Build-9379</meta:generator>
    <meta:document-statistic meta:table-count="1" meta:image-count="0" meta:object-count="0" meta:page-count="1" meta:paragraph-count="100" meta:word-count="366" meta:character-count="2415"/>
    <meta:user-defined meta:name="Info 1"/>
    <meta:user-defined meta:name="Info 2"/>
    <meta:user-defined meta:name="Info 3"/>
    <meta:user-defined meta:name="Info 4"/>
  </office:meta>
</office:document-meta>
</file>